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fo:language="fr" fo:country="FR" style:font-name-asian="Helvetica" style:font-size-asian="12pt" style:font-name-complex="Helvetica" style:font-size-complex="12pt"/>
    </style:style>
    <style:style style:name="P2" style:family="paragraph" style:parent-style-name="Standard">
      <style:paragraph-properties fo:text-align="justify" style:justify-single-word="false" style:text-autospace="none"/>
      <style:text-properties style:use-window-font-color="true" style:font-name="Times New Roman" fo:font-size="12pt" fo:language="fr" fo:country="FR" style:font-name-asian="Helvetica" style:font-size-asian="12pt" style:font-name-complex="Helvetica" style:font-size-complex="12pt"/>
    </style:style>
    <style:style style:name="P3" style:family="paragraph" style:parent-style-name="Standard">
      <style:paragraph-properties fo:text-align="justify" style:justify-single-word="false" style:text-autospace="none"/>
      <style:text-properties style:use-window-font-color="true" style:font-name="Times New Roman" fo:font-size="12pt" style:font-name-asian="Helvetica" style:font-size-asian="12pt" style:font-name-complex="Helvetica" style:font-size-complex="12pt"/>
    </style:style>
    <style:style style:name="P4" style:family="paragraph" style:parent-style-name="Standard">
      <style:paragraph-properties fo:text-align="end" style:justify-single-word="false" style:text-autospace="none"/>
      <style:text-properties style:use-window-font-color="true" style:font-name="Times New Roman" fo:font-size="12pt" style:font-name-asian="Helvetica" style:font-size-asian="12pt" style:font-name-complex="Helvetica" style:font-size-complex="12pt"/>
    </style:style>
    <style:style style:name="P5" style:family="paragraph" style:parent-style-name="Standard">
      <style:paragraph-properties fo:text-align="center" style:justify-single-word="false" style:text-autospace="none"/>
      <style:text-properties style:use-window-font-color="true" style:font-name="Times New Roman" fo:font-size="12pt" style:font-name-asian="Helvetica" style:font-size-asian="12pt" style:font-name-complex="Helvetica" style:font-size-complex="12pt"/>
    </style:style>
    <style:style style:name="P6" style:family="paragraph" style:parent-style-name="Standard">
      <style:paragraph-properties fo:text-align="justify" style:justify-single-word="false"/>
      <style:text-properties style:font-name="Times New Roman" fo:language="fr" fo:country="FR"/>
    </style:style>
    <style:style style:name="P7" style:family="paragraph" style:parent-style-name="Standard">
      <style:paragraph-properties fo:text-align="end" style:justify-single-word="false"/>
      <style:text-properties style:font-name="Times New Roman" fo:language="fr" fo:country="FR"/>
    </style:style>
    <style:style style:name="P8" style:family="paragraph" style:parent-style-name="Standard">
      <style:paragraph-properties fo:text-align="start" style:justify-single-word="false"/>
      <style:text-properties style:font-name="Times New Roman" fo:language="fr" fo:country="FR"/>
    </style:style>
    <style:style style:name="P9" style:family="paragraph" style:parent-style-name="Standard">
      <style:paragraph-properties fo:text-align="justify" style:justify-single-word="false"/>
      <style:text-properties style:font-name="Times New Roman" fo:font-size="12pt"/>
    </style:style>
    <style:style style:name="P10" style:family="paragraph" style:parent-style-name="Standard">
      <style:paragraph-properties fo:text-align="justify" style:justify-single-word="false"/>
      <style:text-properties style:font-name="Arial1" fo:font-size="11pt" fo:font-weight="bold" style:font-size-asian="12pt" style:font-weight-asian="normal" style:font-size-complex="12pt" style:font-weight-complex="normal"/>
    </style:style>
    <style:style style:name="P11" style:family="paragraph" style:parent-style-name="Standard">
      <style:paragraph-properties fo:text-align="justify"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12" style:family="paragraph" style:parent-style-name="Standard">
      <style:paragraph-properties fo:margin-left="13.346cm" fo:margin-right="0cm" fo:text-align="start" style:justify-single-word="false" fo:text-indent="-13.324cm" style:auto-text-indent="false">
        <style:tab-stops/>
      </style:paragraph-properties>
      <style:text-properties style:font-name="Times New Roman" fo:language="fr" fo:country="FR"/>
    </style:style>
    <style:style style:name="T1" style:family="text">
      <style:text-properties style:use-window-font-color="true" fo:language="fr" fo:country="FR" style:font-name-asian="Helvetica" style:font-size-asian="12pt" style:font-name-complex="Helvetica" style:font-size-complex="12pt"/>
    </style:style>
    <style:style style:name="T2" style:family="text">
      <style:text-properties style:use-window-font-color="true" style:font-name="Times New Roman" fo:language="fr" fo:country="FR" fo:font-weight="normal" style:font-name-asian="Helvetica" style:font-size-asian="12pt" style:font-weight-asian="normal" style:font-name-complex="Helvetica" style:font-size-complex="12pt" style:font-weight-complex="normal"/>
    </style:style>
    <style:style style:name="T3" style:family="text">
      <style:text-properties style:font-name="Times New Roman"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Xavier Loizeau</text:p>
      <text:p text:style-name="P8">7 Rue des Rosiers,</text:p>
      <text:p text:style-name="P12">44880, Sautron<text:tab/>le 16 novembre 2014</text:p>
      <text:p text:style-name="P6">06.58.66.51.81</text:p>
      <text:p text:style-name="P6"/>
      <text:p text:style-name="P7"/>
      <text:p text:style-name="P6"/>
      <text:p text:style-name="P6"/>
      <text:p text:style-name="P6"/>
      <text:p text:style-name="P6"/>
      <text:p text:style-name="P6"/>
      <text:p text:style-name="P6"><text:tab/>Madame, Monsieur,</text:p>
      <text:p text:style-name="P6"/>
      <text:p text:style-name="P1">Actuellement étudiant ingénieur de troisième année (bac +5) à l'ENSAI (l'Ecole Nationale de la Statistique et de l'Analyse de l'Information), je dois réaliser un stage de fin d'études d'une durée de six mois à partir de mars 2015. De plus, j'aimerais pouvoir prolonger celui-ci par une thèse.</text:p>
      <text:p text:style-name="P9"><text:span text:style-name="T1">J'ai donc l'honneur de présenter ma candidature à votre offre de stage </text:span><text:span text:style-name="T2">« </text:span><text:span text:style-name="T3">Conception d’un métamodèle multifidélité pour le calcul de la dispersion de l’émission infrarouge des jets de moteurs-fusées ».</text:span></text:p>
      <text:p text:style-name="P10"/>
      <text:p text:style-name="P2">Acteur majeur d'un secteur où l'innovation scientifique est primordiale, l'ONERA représente pour moi une structure idéale pour l'épanouissement scientifique et la recherche, d'une part grâce à la pluridisciplinarité qu'exige votre domaine d'application, d'autre part grâce à son exigence en terme de méthodes et d'innovation. En effet, le domaine aérospatial requière l'intervention de scientifiques d'horizons très variés. Cette diversité est à mes yeux très positive. Travailler sur des projets mettant en relation les mathématiques avec la physique ou encore la chimie serait pour moi très stimulant. </text:p>
      <text:p text:style-name="P11"/>
      <text:p text:style-name="P11">Votre offre de stage <text:s/>présente donc un double intérêt pour moi : le lien étroit qu'il met en place entre mathématiques et physique et son exigence méthodologique. La problématique et les procédés envisagés en font potentiellement un sujet de recherche passionnant sur lequel il me plairait de faire une thèse.</text:p>
      <text:p text:style-name="P6"/>
      <text:p text:style-name="P1">Je reste à votre entière disposition pour toute information complémentaire.</text:p>
      <text:p text:style-name="P3"/>
      <text:p text:style-name="P3">Veuillez agréer, Madame, Monsieur, l'expression de mes salutations distinguées.</text:p>
      <text:p text:style-name="P4"/>
      <text:p text:style-name="P5"/>
      <text:p text:style-name="P5"/>
      <text:p text:style-name="P5"><text:tab/><text:tab/><text:tab/><text:tab/><text:tab/>Xavier Loiz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Loizeau</meta:initial-creator>
    <meta:creation-date>2014-02-17T19:49:21</meta:creation-date>
    <dc:date>2014-11-17T09:38:28</dc:date>
    <dc:creator>Xavier Loizeau</dc:creator>
    <meta:editing-duration>PT5H59M11S</meta:editing-duration>
    <meta:editing-cycles>12</meta:editing-cycles>
    <meta:generator>OpenOffice.org/3.4.1$Unix OpenOffice.org_project/341m1$Build-9593</meta:generator>
    <meta:document-statistic meta:table-count="0" meta:image-count="0" meta:object-count="0" meta:page-count="1" meta:paragraph-count="12" meta:word-count="249" meta:character-count="1682"/>
  </office:meta>
</office:document-meta>
</file>